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officeooo:rsid="0015324b" officeooo:paragraph-rsid="0015324b"/>
    </style:style>
    <style:style style:name="P15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5">Command centers</text:p>
        </text:list-item>
        <text:list-item>
          <text:p text:style-name="P10">Continuity checking</text:p>
        </text:list-item>
        <text:list-item>
          <text:p text:style-name="P10">Attachment</text:p>
        </text:list-item>
        <text:list-item>
          <text:p text:style-name="P10">Power</text:p>
        </text:list-item>
        <text:list-item>
          <text:p text:style-name="P14">Max Speed</text:p>
        </text:list-item>
        <text:list-item>
          <text:p text:style-name="P10">AI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16:20:19.862000000</dc:date>
    <meta:editing-duration>PT2H47M35S</meta:editing-duration>
    <meta:editing-cycles>11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1" meta:word-count="298" meta:character-count="1613" meta:non-whitespace-character-count="1391"/>
  </office:meta>
</office:document-meta>
</file>